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egend" style:family="table">
      <style:table-properties style:width="17.013cm" fo:margin-left="0cm" table:align="left"/>
    </style:style>
    <style:style style:name="Legend.A" style:family="table-column">
      <style:table-column-properties style:column-width="1.191cm"/>
    </style:style>
    <style:style style:name="Legend.B" style:family="table-column">
      <style:table-column-properties style:column-width="15.822cm"/>
    </style:style>
    <style:style style:name="Legend.A1" style:family="table-cell">
      <style:table-cell-properties fo:padding="0.097cm" fo:border-left="0.05pt solid #000000" fo:border-right="none" fo:border-top="0.05pt solid #000000" fo:border-bottom="0.05pt solid #000000"/>
    </style:style>
    <style:style style:name="Legend.B1" style:family="table-cell">
      <style:table-cell-properties fo:padding="0.097cm" fo:border="0.05pt solid #000000"/>
    </style:style>
    <style:style style:name="Legend.A2" style:family="table-cell">
      <style:table-cell-properties fo:padding="0.097cm" fo:border-left="0.05pt solid #000000" fo:border-right="none" fo:border-top="none" fo:border-bottom="0.05pt solid #000000"/>
    </style:style>
    <style:style style:name="Legend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063b4" officeooo:paragraph-rsid="002063b4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bold" officeooo:rsid="002063b4" officeooo:paragraph-rsid="002063b4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de8e8" officeooo:paragraph-rsid="001de8e8"/>
    </style:style>
    <style:style style:name="P4" style:family="paragraph" style:parent-style-name="Standard">
      <style:text-properties officeooo:rsid="001de8e8" officeooo:paragraph-rsid="001f7483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f7483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f7483" style:font-weight-asian="normal" style:font-weight-complex="normal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1f7483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063b4" style:font-size-asian="16pt" style:font-weight-asian="bold" style:font-size-complex="16pt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1f7483" style:font-size-asian="14pt" style:font-weight-asian="bold" style:font-size-complex="16pt" style:font-weight-complex="bold"/>
    </style:style>
    <style:style style:name="T9" style:family="text">
      <style:text-properties fo:font-size="12pt" style:text-underline-style="none" fo:font-weight="normal" officeooo:rsid="001f7483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063b4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bold" officeooo:rsid="002063b4" style:font-size-asian="10.5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officeooo:rsid="002063b4" style:font-size-asian="10.5pt" style:font-weight-asian="bold" style:font-size-complex="12pt" style:font-weight-complex="bold"/>
    </style:style>
    <style:style style:name="T13" style:family="text">
      <style:text-properties fo:color="#ff333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cc00cc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" style:family="text">
      <style:text-properties fo:color="#669900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cc9900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cc9900" fo:font-size="16pt" style:text-underline-style="solid" style:text-underline-width="auto" style:text-underline-color="font-color" fo:font-weight="bold" officeooo:rsid="001f7483" style:font-size-asian="16pt" style:font-weight-asian="bold" style:font-size-complex="16pt" style:font-weight-complex="bold"/>
    </style:style>
    <style:style style:name="T19" style:family="text">
      <style:text-properties fo:color="#ff6666" fo:font-size="16pt" style:text-underline-style="solid" style:text-underline-width="auto" style:text-underline-color="font-color" fo:font-weight="bold" officeooo:rsid="002063b4" style:font-size-asian="16pt" style:font-weight-asian="bold" style:font-size-complex="16pt" style:font-weight-complex="bold"/>
    </style:style>
    <style:style style:name="T20" style:family="text">
      <style:text-properties fo:color="#ff6666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ff6666" style:text-underline-style="solid" style:text-underline-width="auto" style:text-underline-color="font-color" fo:font-weight="bold" officeooo:rsid="001f7483" style:font-weight-asian="bold" style:font-weight-complex="bold"/>
    </style:style>
    <style:style style:name="T22" style:family="text">
      <style:text-properties fo:color="#0000cc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66ff00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00ffff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color="#00cccc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990000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990000" fo:font-size="16pt" style:text-underline-style="solid" style:text-underline-width="auto" style:text-underline-color="font-color" fo:font-weight="bold" officeooo:rsid="001f7483" style:font-size-asian="14pt" style:font-weight-asian="bold" style:font-size-complex="16pt" style:font-weight-complex="bold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2" draw:name="Shape3" draw:style-name="gr2" draw:text-style-name="P6" svg:x1="-0.034cm" svg:y1="-0.014cm" svg:x2="17.481cm" svg:y2="0.118cm"><text:p/></draw:line>- The <text:span text:style-name="T15">User Homepage</text:span> is the first page that opens.</text:p>
      <text:p text:style-name="P3"/>
      <text:p text:style-name="P3"><text:span text:style-name="T4">It</text:span> displays a list of portfolios. </text:p>
      <text:p text:style-name="P3"/>
      <text:p text:style-name="P3">Each portfolio name is a hyperlink, which links to the <text:span text:style-name="T14">Portfolio Homepage</text:span><text:span text:style-name="T3">.</text:span></text:p>
      <text:p text:style-name="P3"><text:span text:style-name="T3"/></text:p>
      <text:p text:style-name="P3"><text:span text:style-name="T4">It </text:span><text:span text:style-name="T3">has a </text:span><text:span text:style-name="T16">Compare Portfolios</text:span><text:span text:style-name="T3"> button, which links to the </text:span><text:span text:style-name="T17">Portfolio Comparison Page</text:span><text:span text:style-name="T3">.</text:span></text:p>
      <text:p text:style-name="P3"><draw:line text:anchor-type="paragraph" draw:z-index="0" draw:name="Shape1" draw:style-name="gr1" draw:text-style-name="P5" svg:x1="-0.007cm" svg:y1="0.12cm" svg:x2="17.641cm" svg:y2="0.12cm"><text:p/></draw:line><text:span text:style-name="T3"/></text:p>
      <text:p text:style-name="P3"><text:span text:style-name="T3">- The <text:s/></text:span><text:span text:style-name="T13">Portfolio Homepage</text:span><text:span text:style-name="T3"> displays a list of the companies that the user has invested in.</text:span></text:p>
      <text:p text:style-name="P3"><text:span text:style-name="T3"/></text:p>
      <text:p text:style-name="P3"><text:span text:style-name="T3">Each company name is a hyperlink, which links to the </text:span><text:span text:style-name="T21">Company Research</text:span><text:span text:style-name="T20"> Page</text:span><text:span text:style-name="T3">.</text:span></text:p>
      <text:p text:style-name="P3"><text:span text:style-name="T3"/></text:p>
      <text:p text:style-name="P3"><text:span text:style-name="T3">It also has a </text:span><text:span text:style-name="T24">Compare Companies</text:span><text:span text:style-name="T3"> button, which links to the </text:span><text:span text:style-name="T27">Company Comparison Page</text:span><text:span text:style-name="T3">.</text:span></text:p>
      <text:p text:style-name="P3"><text:span text:style-name="T3"/></text:p>
      <text:p text:style-name="P3"><text:span text:style-name="T3">It also has a</text:span><text:span text:style-name="T4">n</text:span><text:span text:style-name="T3"> </text:span><text:span text:style-name="T26">Add Company</text:span><text:span text:style-name="T3"> button, which links to the </text:span><text:span text:style-name="T23">Marketplace Page</text:span><text:span text:style-name="T3">.</text:span></text:p>
      <text:p text:style-name="P3"><draw:line text:anchor-type="paragraph" draw:z-index="1" draw:name="Shape2" draw:style-name="gr2" draw:text-style-name="P6" svg:x1="-0.06cm" svg:y1="0.243cm" svg:x2="17.508cm" svg:y2="0.243cm"><text:p/></draw:line><text:span text:style-name="T3"/></text:p>
      <text:p text:style-name="P4"><text:span text:style-name="T3">- The <text:s/></text:span><text:span text:style-name="T22">Marketplace Page</text:span><text:span text:style-name="T3"> </text:span><text:span text:style-name="T4">displays a list of all companies whose shares are being traded on a user-chosen Stock Exchange.</text:span></text:p>
      <text:p text:style-name="P4"><text:span text:style-name="T4"/></text:p>
      <text:p text:style-name="P4"><text:span text:style-name="T4">Each company name is a hyperlink, which links to the </text:span><text:span text:style-name="T21">Company Research Page</text:span><text:span text:style-name="T4">.</text:span></text:p>
      <text:p text:style-name="P4"><text:span text:style-name="T4"/></text:p>
      <text:p text:style-name="P4"><text:span text:style-name="T4">It </text:span><text:span text:style-name="T3">has a </text:span><text:span text:style-name="T24">Compare Companies</text:span><text:span text:style-name="T3"> button, which links to the </text:span><text:span text:style-name="T27">Company Comparison Page</text:span><text:span text:style-name="T3">.</text:span></text:p>
      <text:p text:style-name="P3"><draw:line text:anchor-type="paragraph" draw:z-index="3" draw:name="Shape4" draw:style-name="gr2" draw:text-style-name="P6" svg:x1="0.019cm" svg:y1="0.192cm" svg:x2="17.64cm" svg:y2="0.218cm"><text:p/></draw:line><text:span text:style-name="T3"/></text:p>
      <text:p text:style-name="P3"><draw:line text:anchor-type="paragraph" draw:z-index="4" draw:name="Shape5" draw:style-name="gr2" draw:text-style-name="P6" svg:x1="0.046cm" svg:y1="1.425cm" svg:x2="17.747cm" svg:y2="1.372cm"><text:p/></draw:line><text:span text:style-name="T3">- </text:span><text:span text:style-name="T4">The </text:span><text:span text:style-name="T18">Portfolio Comparison Page</text:span><text:span text:style-name="T9"> , </text:span><text:span text:style-name="T19">Company Research Page</text:span><text:span text:style-name="T10"> </text:span><text:span text:style-name="T9">and the </text:span><text:span text:style-name="T28">Company Comparison Page</text:span><text:span text:style-name="T9"> have no major hyperlinks to further pages.</text:span></text:p>
      <text:p text:style-name="P3"><text:span text:style-name="T9"/></text:p>
      <text:p text:style-name="P3"><text:span text:style-name="T9"/></text:p>
      <table:table table:name="Legend" table:style-name="Legend">
        <table:table-column table:style-name="Legend.A"/>
        <table:table-column table:style-name="Legend.B"/>
        <table:table-row>
          <table:table-cell table:style-name="Legend.A1" office:value-type="string">
            <text:p text:style-name="P2">S.no.</text:p>
          </table:table-cell>
          <table:table-cell table:style-name="Legend.B1" office:value-type="string">
            <text:p text:style-name="P2">Page name</text:p>
          </table:table-cell>
        </table:table-row>
        <table:table-row>
          <table:table-cell table:style-name="Legend.A2" office:value-type="string">
            <text:p text:style-name="P1">1.</text:p>
          </table:table-cell>
          <table:table-cell table:style-name="Legend.B2" office:value-type="string">
            <text:p text:style-name="P1">User Homepage</text:p>
          </table:table-cell>
        </table:table-row>
        <table:table-row>
          <table:table-cell table:style-name="Legend.A2" office:value-type="string">
            <text:p text:style-name="P1">2.</text:p>
          </table:table-cell>
          <table:table-cell table:style-name="Legend.B2" office:value-type="string">
            <text:p text:style-name="P1">Portfolio Homepage</text:p>
          </table:table-cell>
        </table:table-row>
        <table:table-row>
          <table:table-cell table:style-name="Legend.A2" office:value-type="string">
            <text:p text:style-name="P1">3.</text:p>
          </table:table-cell>
          <table:table-cell table:style-name="Legend.B2" office:value-type="string">
            <text:p text:style-name="P1">Marketplace Page</text:p>
          </table:table-cell>
        </table:table-row>
        <table:table-row>
          <table:table-cell table:style-name="Legend.A2" office:value-type="string">
            <text:p text:style-name="P1">4</text:p>
          </table:table-cell>
          <table:table-cell table:style-name="Legend.B2" office:value-type="string">
            <text:p text:style-name="P1">Company Comparison Page</text:p>
          </table:table-cell>
        </table:table-row>
        <table:table-row>
          <table:table-cell table:style-name="Legend.A2" office:value-type="string">
            <text:p text:style-name="P1">5.</text:p>
          </table:table-cell>
          <table:table-cell table:style-name="Legend.B2" office:value-type="string">
            <text:p text:style-name="P1">Portfolio Comparison Page</text:p>
          </table:table-cell>
        </table:table-row>
        <table:table-row>
          <table:table-cell table:style-name="Legend.A2" office:value-type="string">
            <text:p text:style-name="P1">6.</text:p>
          </table:table-cell>
          <table:table-cell table:style-name="Legend.B2" office:value-type="string">
            <text:p text:style-name="P1">Company Research Page</text:p>
          </table:table-cell>
        </table:table-row>
      </table:table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32:39.306000000</meta:creation-date>
    <dc:date>2016-08-25T19:15:16.149000000</dc:date>
    <meta:editing-duration>PT6M56S</meta:editing-duration>
    <meta:editing-cycles>1</meta:editing-cycles>
    <meta:document-statistic meta:table-count="1" meta:image-count="0" meta:object-count="0" meta:page-count="1" meta:paragraph-count="26" meta:word-count="188" meta:character-count="1099" meta:non-whitespace-character-count="934"/>
    <meta:generator>LibreOffice/5.1.3.2$Windows_x86 LibreOffice_project/644e4637d1d8544fd9f56425bd6cec110e49301b</meta:generator>
  </office:meta>
</office:document-meta>
</file>